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fill="solid" draw:fill-color="#dc2300" draw:textarea-horizontal-align="justify" draw:textarea-vertical-align="middle" draw:auto-grow-height="false"/>
    </style:style>
    <style:style style:name="gr6" style:family="graphic" style:parent-style-name="standard">
      <style:graphic-properties draw:fill="solid" draw:fill-color="#5c8526" draw:textarea-horizontal-align="justify" draw:textarea-vertical-align="middle" draw:auto-grow-height="false"/>
    </style:style>
    <style:style style:name="gr7" style:family="graphic" style:parent-style-name="standard">
      <style:graphic-properties draw:opacity="50%" draw:textarea-horizontal-align="justify" draw:textarea-vertical-align="middle" draw:auto-grow-height="false" draw:shadow-opacity="50%"/>
    </style:style>
    <style:style style:name="gr8" style:family="graphic" style:parent-style-name="standard">
      <style:graphic-properties draw:fill="solid" draw:fill-color="#dc2300" draw:textarea-horizontal-align="justify" draw:textarea-vertical-align="middle" draw:auto-grow-height="false" fo:min-height="0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5c8526" draw:textarea-horizontal-align="justify" draw:textarea-vertical-align="middle" draw:auto-grow-height="false" fo:min-height="0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stroke="solid" svg:stroke-color="#000000" draw:fill="none" draw:fill-color="#ffffff" draw:textarea-horizontal-align="left" draw:auto-grow-height="true" draw:auto-grow-width="true" fo:min-height="0cm" fo:min-width="2.441cm"/>
    </style:style>
    <style:style style:name="gr1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9pt" style:font-size-asian="9pt" style:font-size-complex="9pt"/>
    </style:style>
    <style:style style:name="P3" style:family="paragraph">
      <style:paragraph-properties fo:text-align="center"/>
      <style:text-properties fo:font-size="9pt" style:font-size-asian="9pt" style:font-size-complex="9pt"/>
    </style:style>
    <style:style style:name="P4" style:family="paragraph">
      <style:text-properties fo:font-family="FreeMono" style:font-family-generic="modern" style:font-pitch="fixed" fo:font-size="9pt" style:font-size-asian="9pt" style:font-size-complex="9pt"/>
    </style:style>
    <style:style style:name="T1" style:family="text">
      <style:text-properties fo:font-size="9pt" style:font-size-asian="9pt" style:font-size-complex="9pt"/>
    </style:style>
    <style:style style:name="T2" style:family="text">
      <style:text-properties fo:font-family="FreeMono" style:font-family-generic="modern" style:font-pitch="fixed"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281cm" svg:y1="11.16cm" svg:x2="7.361cm" svg:y2="11.16cm">
          <text:p/>
        </draw:line>
        <draw:line draw:style-name="gr1" draw:text-style-name="P1" draw:layer="layout" svg:x1="2.28cm" svg:y1="11.16cm" svg:x2="2.281cm" svg:y2="6.08cm">
          <text:p/>
        </draw:line>
        <draw:frame draw:style-name="gr2" draw:text-style-name="P2" draw:layer="layout" svg:width="2.746cm" svg:height="0.607cm" svg:x="5.953cm" svg:y="11.315cm">
          <draw:text-box>
            <text:p><text:span text:style-name="T1">Expressiveness</text:span></text:p>
          </draw:text-box>
        </draw:frame>
        <draw:frame draw:style-name="gr2" draw:text-style-name="P2" draw:layer="layout" svg:width="1.357cm" svg:height="0.963cm" svg:x="1.635cm" svg:y="5.244cm">
          <draw:text-box>
            <text:p><text:span text:style-name="T1">Static</text:span></text:p>
            <text:p><text:span text:style-name="T1">safety</text:span></text:p>
          </draw:text-box>
        </draw:frame>
        <draw:custom-shape draw:style-name="gr3" draw:text-style-name="P3" draw:layer="layout" svg:width="1.016cm" svg:height="1.016cm" svg:x="2.408cm" svg:y="10.017cm">
          <text:p text:style-name="P1"><text:span text:style-name="T1">Hell</text:span></text:p>
          <draw:enhanced-geometry svg:viewBox="0 0 21600 21600" draw:type="rectangle" draw:enhanced-path="M 0 0 L 21600 0 21600 21600 0 21600 0 0 Z N"/>
        </draw:custom-shape>
        <draw:custom-shape draw:style-name="gr3" draw:text-style-name="P3" draw:layer="layout" svg:width="1.651cm" svg:height="1.016cm" svg:x="5.583cm" svg:y="10.017cm">
          <text:p text:style-name="P1"><text:span text:style-name="T1">Sche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651cm" svg:height="1.016cm" svg:x="3.54cm" svg:y="6.08cm">
          <text:p text:style-name="P1"><text:span text:style-name="T1">Haske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905cm" svg:height="1.143cm" svg:x="5.329cm" svg:y="6.08cm">
          <text:p text:style-name="P1"><text:span text:style-name="T1">Nirvan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1.651cm" svg:height="1.016cm" svg:x="4.429cm" svg:y="7.477cm">
          <text:p text:style-name="P1"><text:span text:style-name="T1">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699cm" svg:height="7.112cm" svg:x="9.001cm" svg:y="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2.921cm" svg:height="4.572cm" svg:x="9.63cm" svg:y="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2.794cm" svg:height="3.81cm" svg:x="10.265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381cm" svg:height="0.381cm" svg:x="13.954cm" svg:y="6.842cm">
          <text:p/>
          <draw:enhanced-geometry svg:viewBox="0 0 21600 21600" draw:type="rectangle" draw:enhanced-path="M 0 0 L 21600 0 21600 21600 0 21600 0 0 Z N"/>
        </draw:custom-shape>
        <draw:custom-shape draw:style-name="gr9" draw:text-style-name="P1" draw:layer="layout" svg:width="0.381cm" svg:height="0.381cm" svg:x="13.954cm" svg:y="8.874cm">
          <text:p/>
          <draw:enhanced-geometry svg:viewBox="0 0 21600 21600" draw:mirror-horizontal="false" draw:mirror-vertical="false" draw:type="rectangle" draw:enhanced-path="M 0 0 L 21600 0 21600 21600 0 21600 0 0 Z N"/>
        </draw:custom-shape>
        <draw:custom-shape draw:style-name="gr10" draw:text-style-name="P1" draw:layer="layout" svg:width="0.381cm" svg:height="0.381cm" svg:x="13.954cm" svg:y="7.858cm">
          <text:p/>
          <draw:enhanced-geometry svg:viewBox="0 0 21600 21600" draw:type="rectangle" draw:enhanced-path="M 0 0 L 21600 0 21600 21600 0 21600 0 0 Z N"/>
        </draw:custom-shape>
        <draw:frame draw:style-name="gr2" draw:text-style-name="P2" draw:layer="layout" svg:width="3.271cm" svg:height="1.319cm" svg:x="14.239cm" svg:y="8.825cm">
          <draw:text-box>
            <text:p><text:span text:style-name="T1">Programs accepted</text:span></text:p>
            <text:p><text:span text:style-name="T1">by the static type</text:span></text:p>
            <text:p><text:span text:style-name="T1">checker</text:span></text:p>
          </draw:text-box>
        </draw:frame>
        <draw:frame draw:style-name="gr2" draw:text-style-name="P2" draw:layer="layout" svg:width="2.191cm" svg:height="0.963cm" svg:x="14.208cm" svg:y="7.784cm">
          <draw:text-box>
            <text:p><text:span text:style-name="T1">Sound Java</text:span></text:p>
            <text:p><text:span text:style-name="T1">programs</text:span></text:p>
          </draw:text-box>
        </draw:frame>
        <draw:frame draw:style-name="gr2" draw:text-style-name="P2" draw:layer="layout" svg:width="2.547cm" svg:height="0.963cm" svg:x="14.201cm" svg:y="6.768cm">
          <draw:text-box>
            <text:p><text:span text:style-name="T1">Unsound Java</text:span></text:p>
            <text:p><text:span text:style-name="T1">programs</text:span></text:p>
          </draw:text-box>
        </draw:frame>
        <draw:line draw:style-name="gr11" draw:text-style-name="P1" draw:layer="layout" svg:x1="12.678cm" svg:y1="7.53cm" svg:x2="14.97cm" svg:y2="4.81cm">
          <text:p/>
        </draw:line>
        <draw:line draw:style-name="gr11" draw:text-style-name="P1" draw:layer="layout" svg:x1="11.287cm" svg:y1="10.398cm" svg:x2="14.081cm" svg:y2="11.795cm">
          <text:p/>
        </draw:line>
        <draw:frame draw:style-name="gr12" draw:text-style-name="P4" draw:layer="layout" svg:width="3.169cm" svg:height="1.205cm" svg:x="14.087cm" svg:y="11.225cm">
          <draw:text-box>
            <text:p><text:span text:style-name="T2">if (false) {</text:span></text:p>
            <text:p><text:span text:style-name="T2"><text:s text:c="4"/></text:span><text:span text:style-name="T2">1 + “foo”;</text:span></text:p>
            <text:p><text:span text:style-name="T2">}</text:span></text:p>
          </draw:text-box>
        </draw:frame>
        <draw:frame draw:style-name="gr13" draw:text-style-name="P4" draw:layer="layout" svg:width="5.074cm" svg:height="0.887cm" svg:x="12.303cm" svg:y="3.923cm">
          <draw:text-box>
            <text:p><text:span text:style-name="T2">Object o = new Banana();</text:span></text:p>
            <text:p><text:span text:style-name="T2">((Car) o).driv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aurent </meta:initial-creator>
    <meta:creation-date>2012-07-28T11:25:14</meta:creation-date>
    <dc:date>2012-08-19T18:36:37</dc:date>
    <dc:creator>laurent </dc:creator>
    <meta:editing-duration>PT53M1S</meta:editing-duration>
    <meta:editing-cycles>7</meta:editing-cycles>
    <meta:generator>LibreOffice/3.5$Linux_x86 LibreOffice_project/350m1$Build-2</meta:generator>
    <meta:document-statistic meta:object-count="22"/>
  </office:meta>
</office:document-meta>
</file>